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48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middle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24933333333333cm"/>
    </style:style>
    <style:style style:name="co3" style:family="table-column">
      <style:table-column-properties fo:break-before="auto" style:column-width="7.768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55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3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2">
            <text:p>Servo</text:p>
          </table:table-cell>
          <table:table-cell office:value-type="string" table:style-name="ce2">
            <text:p>Position 1 PWM</text:p>
          </table:table-cell>
          <table:table-cell office:value-type="string" table:style-name="ce2">
            <text:p>Position 2 PWM</text:p>
          </table:table-cell>
          <table:table-cell office:value-type="string" table:style-name="ce2">
            <text:p>Position 1 Angle</text:p>
          </table:table-cell>
          <table:table-cell office:value-type="string" table:style-name="ce2">
            <text:p>Position 2 Angle</text:p>
          </table:table-cell>
          <table:table-cell office:value-type="string" table:style-name="ce2">
            <text:p>Slope (pwm/deg)</text:p>
          </table:table-cell>
          <table:table-cell office:value-type="string" table:style-name="ce3">
            <text:p>Center PWM Val</text:p>
          </table:table-cell>
          <table:table-cell office:value-type="string" table:style-name="ce3">
            <text:p>Calculated Angle at Center PWM Value</text:p>
          </table:table-cell>
          <table:table-cell office:value-type="string" table:style-name="ce2">
            <text:p>PWM val for negative max servo angle from center</text:p>
          </table:table-cell>
          <table:table-cell office:value-type="string" table:style-name="ce2">
            <text:p>PWM val for max servo angle from center</text:p>
          </table:table-cell>
          <table:table-cell office:value-type="string" table:style-name="ce3">
            <text:p>Range</text:p>
          </table:table-cell>
          <table:table-cell office:value-type="string" table:style-name="ce3">
            <text:p>Direction</text:p>
          </table:table-cell>
          <table:table-cell office:value-type="string" table:style-name="ce2">
            <text:p>Link Description</text:p>
          </table:table-cell>
          <table:table-cell table:number-columns-repeated="1637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97" table:style-name="ce1">
            <text:p>397</text:p>
          </table:table-cell>
          <table:table-cell office:value-type="float" office:value="167" table:style-name="ce1">
            <text:p>167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-2.5555555555555554" table:formula="of:=([.C2]-[.B2])/([.E2]-[.D2])" table:style-name="ce4">
            <text:p>-2.56</text:p>
          </table:table-cell>
          <table:table-cell office:value-type="float" office:value="306" table:style-name="ce5">
            <text:p>306</text:p>
          </table:table-cell>
          <table:table-cell office:value-type="float" office:value="35.608695652173914" table:formula="of:=([.G2]-[.B2])/[.F2]+[.D2]" table:style-name="ce6">
            <text:p>35.61</text:p>
          </table:table-cell>
          <table:table-cell office:value-type="float" office:value="516.83333333333326" table:formula="of:=(-[.$B$15]*[.F2])+[.G2]" table:style-name="ce4">
            <text:p>516.83</text:p>
          </table:table-cell>
          <table:table-cell office:value-type="float" office:value="95.166666666666686" table:formula="of:=([.$B$15]*[.F2])+[.G2]" table:style-name="ce4">
            <text:p>95.17</text:p>
          </table:table-cell>
          <table:table-cell office:value-type="float" office:value="421.66666666666657" table:formula="of:=ABS([.J2]-[.I2])" table:style-name="ce7">
            <text:p>421.7</text:p>
          </table:table-cell>
          <table:table-cell office:value-type="float" office:value="-1" table:formula="of:=SIGN([.F2])" table:style-name="ce5">
            <text:p>-1</text:p>
          </table:table-cell>
          <table:table-cell office:value-type="string" table:style-name="ce1">
            <text:p>Right front lower leg</text:p>
          </table:table-cell>
          <table:table-cell office:value-type="string" table:style-name="ce1">
            <text:p>Values in<text:s/><text:span text:style-name="T2">bold</text:span><text:s/>used for servo configuration</text:p>
          </table:table-cell>
          <table:table-cell table:number-columns-repeated="1637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92" table:style-name="ce1">
            <text:p>192</text:p>
          </table:table-cell>
          <table:table-cell office:value-type="float" office:value="405" table:style-name="ce1">
            <text:p>405</text:p>
          </table:table-cell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office:value-type="float" office:value="-2.3666666666666667" table:formula="of:=([.C3]-[.B3])/([.E3]-[.D3])" table:style-name="ce4">
            <text:p>-2.37</text:p>
          </table:table-cell>
          <table:table-cell office:value-type="float" office:value="306" table:style-name="ce5">
            <text:p>306</text:p>
          </table:table-cell>
          <table:table-cell office:value-type="float" office:value="-48.16901408450704" table:formula="of:=([.G3]-[.B3])/[.F3]+[.D3]" table:style-name="ce6">
            <text:p>-48.17</text:p>
          </table:table-cell>
          <table:table-cell office:value-type="float" office:value="501.25" table:formula="of:=(-[.$B$15]*[.F3])+[.G3]" table:style-name="ce4">
            <text:p>501.25</text:p>
          </table:table-cell>
          <table:table-cell office:value-type="float" office:value="110.75" table:formula="of:=([.$B$15]*[.F3])+[.G3]" table:style-name="ce4">
            <text:p>110.75</text:p>
          </table:table-cell>
          <table:table-cell office:value-type="float" office:value="390.5" table:formula="of:=ABS([.J3]-[.I3])" table:style-name="ce7">
            <text:p>390.5</text:p>
          </table:table-cell>
          <table:table-cell office:value-type="float" office:value="-1" table:formula="of:=SIGN([.F3])" table:style-name="ce5">
            <text:p>-1</text:p>
          </table:table-cell>
          <table:table-cell office:value-type="string" table:style-name="ce1">
            <text:p>Right front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99" table:style-name="ce1">
            <text:p>299</text:p>
          </table:table-cell>
          <table:table-cell office:value-type="float" office:value="389" table:style-name="ce1">
            <text:p>389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-2" table:formula="of:=([.C4]-[.B4])/([.E4]-[.D4])" table:style-name="ce4">
            <text:p>-2.00</text:p>
          </table:table-cell>
          <table:table-cell office:value-type="float" office:value="306" table:style-name="ce5">
            <text:p>306</text:p>
          </table:table-cell>
          <table:table-cell office:value-type="float" office:value="-3.5" table:formula="of:=([.G4]-[.B4])/[.F4]+[.D4]" table:style-name="ce6">
            <text:p>-3.50</text:p>
          </table:table-cell>
          <table:table-cell office:value-type="float" office:value="471" table:formula="of:=(-[.$B$15]*[.F4])+[.G4]" table:style-name="ce4">
            <text:p>471.00</text:p>
          </table:table-cell>
          <table:table-cell office:value-type="float" office:value="141" table:formula="of:=([.$B$15]*[.F4])+[.G4]" table:style-name="ce4">
            <text:p>141.00</text:p>
          </table:table-cell>
          <table:table-cell office:value-type="float" office:value="330" table:formula="of:=ABS([.J4]-[.I4])" table:style-name="ce7">
            <text:p>330.0</text:p>
          </table:table-cell>
          <table:table-cell office:value-type="float" office:value="-1" table:formula="of:=SIGN([.F4])" table:style-name="ce5">
            <text:p>-1</text:p>
          </table:table-cell>
          <table:table-cell office:value-type="string" table:style-name="ce1">
            <text:p>Right front hip</text:p>
          </table:table-cell>
          <table:table-cell table:number-columns-repeated="1637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21" table:style-name="ce1">
            <text:p>421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-2.4555555555555557" table:formula="of:=([.C5]-[.B5])/([.E5]-[.D5])" table:style-name="ce4">
            <text:p>-2.46</text:p>
          </table:table-cell>
          <table:table-cell office:value-type="float" office:value="306" table:style-name="ce5">
            <text:p>306</text:p>
          </table:table-cell>
          <table:table-cell office:value-type="float" office:value="46.832579185520359" table:formula="of:=([.G5]-[.B5])/[.F5]+[.D5]" table:style-name="ce6">
            <text:p>46.83</text:p>
          </table:table-cell>
          <table:table-cell office:value-type="float" office:value="508.58333333333337" table:formula="of:=(-[.$B$15]*[.F5])+[.G5]" table:style-name="ce4">
            <text:p>508.58</text:p>
          </table:table-cell>
          <table:table-cell office:value-type="float" office:value="103.41666666666666" table:formula="of:=([.$B$15]*[.F5])+[.G5]" table:style-name="ce4">
            <text:p>103.42</text:p>
          </table:table-cell>
          <table:table-cell office:value-type="float" office:value="405.16666666666674" table:formula="of:=ABS([.J5]-[.I5])" table:style-name="ce7">
            <text:p>405.2</text:p>
          </table:table-cell>
          <table:table-cell office:value-type="float" office:value="-1" table:formula="of:=SIGN([.F5])" table:style-name="ce5">
            <text:p>-1</text:p>
          </table:table-cell>
          <table:table-cell office:value-type="string" table:style-name="ce1">
            <text:p>Right back lower leg</text:p>
          </table:table-cell>
          <table:table-cell table:number-columns-repeated="16371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348" table:style-name="ce1">
            <text:p>348</text:p>
          </table:table-cell>
          <table:table-cell office:value-type="float" office:value="143" table:style-name="ce1">
            <text:p>143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-2.2777777777777777" table:formula="of:=([.C6]-[.B6])/([.E6]-[.D6])" table:style-name="ce4">
            <text:p>-2.28</text:p>
          </table:table-cell>
          <table:table-cell office:value-type="float" office:value="306" table:style-name="ce5">
            <text:p>306</text:p>
          </table:table-cell>
          <table:table-cell office:value-type="float" office:value="-71.560975609756099" table:formula="of:=([.G6]-[.B6])/[.F6]+[.D6]" table:style-name="ce6">
            <text:p>-71.56</text:p>
          </table:table-cell>
          <table:table-cell office:value-type="float" office:value="493.91666666666663" table:formula="of:=(-[.$B$15]*[.F6])+[.G6]" table:style-name="ce4">
            <text:p>493.92</text:p>
          </table:table-cell>
          <table:table-cell office:value-type="float" office:value="118.08333333333334" table:formula="of:=([.$B$15]*[.F6])+[.G6]" table:style-name="ce4">
            <text:p>118.08</text:p>
          </table:table-cell>
          <table:table-cell office:value-type="float" office:value="375.83333333333326" table:formula="of:=ABS([.J6]-[.I6])" table:style-name="ce7">
            <text:p>375.8</text:p>
          </table:table-cell>
          <table:table-cell office:value-type="float" office:value="-1" table:formula="of:=SIGN([.F6])" table:style-name="ce5">
            <text:p>-1</text:p>
          </table:table-cell>
          <table:table-cell office:value-type="string" table:style-name="ce1">
            <text:p>Right back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421" table:style-name="ce1">
            <text:p>421</text:p>
          </table:table-cell>
          <table:table-cell office:value-type="float" office:value="323" table:style-name="ce1">
            <text:p>323</text:p>
          </table:table-cell>
          <table:table-cell office:value-type="float" office:value="-45" table:style-name="ce1">
            <text:p>-45</text:p>
          </table:table-cell>
          <table:table-cell office:value-type="float" office:value="0" table:style-name="ce1">
            <text:p>0</text:p>
          </table:table-cell>
          <table:table-cell office:value-type="float" office:value="-2.1777777777777776" table:formula="of:=([.C7]-[.B7])/([.E7]-[.D7])" table:style-name="ce4">
            <text:p>-2.18</text:p>
          </table:table-cell>
          <table:table-cell office:value-type="float" office:value="306" table:style-name="ce5">
            <text:p>306</text:p>
          </table:table-cell>
          <table:table-cell office:value-type="float" office:value="7.8061224489795933" table:formula="of:=([.G7]-[.B7])/[.F7]+[.D7]" table:style-name="ce6">
            <text:p>7.81</text:p>
          </table:table-cell>
          <table:table-cell office:value-type="float" office:value="485.66666666666663" table:formula="of:=(-[.$B$15]*[.F7])+[.G7]" table:style-name="ce4">
            <text:p>485.67</text:p>
          </table:table-cell>
          <table:table-cell office:value-type="float" office:value="126.33333333333334" table:formula="of:=([.$B$15]*[.F7])+[.G7]" table:style-name="ce4">
            <text:p>126.33</text:p>
          </table:table-cell>
          <table:table-cell office:value-type="float" office:value="359.33333333333326" table:formula="of:=ABS([.J7]-[.I7])" table:style-name="ce7">
            <text:p>359.3</text:p>
          </table:table-cell>
          <table:table-cell office:value-type="float" office:value="-1" table:formula="of:=SIGN([.F7])" table:style-name="ce5">
            <text:p>-1</text:p>
          </table:table-cell>
          <table:table-cell office:value-type="string" table:style-name="ce1">
            <text:p>Right back hip</text:p>
          </table:table-cell>
          <table:table-cell table:number-columns-repeated="16371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372" table:style-name="ce1">
            <text:p>372</text:p>
          </table:table-cell>
          <table:table-cell office:value-type="float" office:value="167" table:style-name="ce1">
            <text:p>167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-2.2777777777777777" table:formula="of:=([.C8]-[.B8])/([.E8]-[.D8])" table:style-name="ce4">
            <text:p>-2.28</text:p>
          </table:table-cell>
          <table:table-cell office:value-type="float" office:value="306" table:style-name="ce5">
            <text:p>306</text:p>
          </table:table-cell>
          <table:table-cell office:value-type="float" office:value="-61.024390243902438" table:formula="of:=([.G8]-[.B8])/[.F8]+[.D8]" table:style-name="ce6">
            <text:p>-61.02</text:p>
          </table:table-cell>
          <table:table-cell office:value-type="float" office:value="493.91666666666663" table:formula="of:=(-[.$B$15]*[.F8])+[.G8]" table:style-name="ce4">
            <text:p>493.92</text:p>
          </table:table-cell>
          <table:table-cell office:value-type="float" office:value="118.08333333333334" table:formula="of:=([.$B$15]*[.F8])+[.G8]" table:style-name="ce4">
            <text:p>118.08</text:p>
          </table:table-cell>
          <table:table-cell office:value-type="float" office:value="375.83333333333326" table:formula="of:=ABS([.J8]-[.I8])" table:style-name="ce7">
            <text:p>375.8</text:p>
          </table:table-cell>
          <table:table-cell office:value-type="float" office:value="-1" table:formula="of:=SIGN([.F8])" table:style-name="ce5">
            <text:p>-1</text:p>
          </table:table-cell>
          <table:table-cell office:value-type="string" table:style-name="ce1">
            <text:p>Left back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462" table:style-name="ce1">
            <text:p>462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-2.4555555555555557" table:formula="of:=([.C9]-[.B9])/([.E9]-[.D9])" table:style-name="ce4">
            <text:p>-2.46</text:p>
          </table:table-cell>
          <table:table-cell office:value-type="float" office:value="306" table:style-name="ce5">
            <text:p>306</text:p>
          </table:table-cell>
          <table:table-cell office:value-type="float" office:value="63.529411764705877" table:formula="of:=([.G9]-[.B9])/[.F9]+[.D9]" table:style-name="ce6">
            <text:p>63.53</text:p>
          </table:table-cell>
          <table:table-cell office:value-type="float" office:value="508.58333333333337" table:formula="of:=(-[.$B$15]*[.F9])+[.G9]" table:style-name="ce4">
            <text:p>508.58</text:p>
          </table:table-cell>
          <table:table-cell office:value-type="float" office:value="103.41666666666666" table:formula="of:=([.$B$15]*[.F9])+[.G9]" table:style-name="ce4">
            <text:p>103.42</text:p>
          </table:table-cell>
          <table:table-cell office:value-type="float" office:value="405.16666666666674" table:formula="of:=ABS([.J9]-[.I9])" table:style-name="ce7">
            <text:p>405.2</text:p>
          </table:table-cell>
          <table:table-cell office:value-type="float" office:value="-1" table:formula="of:=SIGN([.F9])" table:style-name="ce8">
            <text:p>-1</text:p>
          </table:table-cell>
          <table:table-cell office:value-type="string" table:style-name="ce1">
            <text:p>Left back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299" table:style-name="ce1">
            <text:p>299</text:p>
          </table:table-cell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2.0222222222222221" table:formula="of:=([.C10]-[.B10])/([.E10]-[.D10])" table:style-name="ce4">
            <text:p>2.02</text:p>
          </table:table-cell>
          <table:table-cell office:value-type="float" office:value="306" table:style-name="ce5">
            <text:p>306</text:p>
          </table:table-cell>
          <table:table-cell office:value-type="float" office:value="3.4615384615384617" table:formula="of:=([.G10]-[.B10])/[.F10]+[.D10]" table:style-name="ce6">
            <text:p>3.46</text:p>
          </table:table-cell>
          <table:table-cell office:value-type="float" office:value="139.16666666666669" table:formula="of:=(-[.$B$15]*[.F10])+[.G10]" table:style-name="ce4">
            <text:p>139.17</text:p>
          </table:table-cell>
          <table:table-cell office:value-type="float" office:value="472.83333333333331" table:formula="of:=([.$B$15]*[.F10])+[.G10]" table:style-name="ce4">
            <text:p>472.83</text:p>
          </table:table-cell>
          <table:table-cell office:value-type="float" office:value="333.66666666666663" table:formula="of:=ABS([.J10]-[.I10])" table:style-name="ce7">
            <text:p>333.7</text:p>
          </table:table-cell>
          <table:table-cell office:value-type="float" office:value="1" table:formula="of:=SIGN([.F10])" table:style-name="ce5">
            <text:p>1</text:p>
          </table:table-cell>
          <table:table-cell office:value-type="string" table:style-name="ce1">
            <text:p>Left back hip</text:p>
          </table:table-cell>
          <table:table-cell table:number-columns-repeated="16371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405" table:style-name="ce1">
            <text:p>405</text:p>
          </table:table-cell>
          <table:table-cell office:value-type="float" office:value="184" table:style-name="ce1">
            <text:p>184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-2.4555555555555557" table:formula="of:=([.C11]-[.B11])/([.E11]-[.D11])" table:style-name="ce4">
            <text:p>-2.46</text:p>
          </table:table-cell>
          <table:table-cell office:value-type="float" office:value="306" table:style-name="ce5">
            <text:p>306</text:p>
          </table:table-cell>
          <table:table-cell office:value-type="float" office:value="-49.683257918552037" table:formula="of:=([.G11]-[.B11])/[.F11]+[.D11]" table:style-name="ce6">
            <text:p>-49.68</text:p>
          </table:table-cell>
          <table:table-cell office:value-type="float" office:value="508.58333333333337" table:formula="of:=(-[.$B$15]*[.F11])+[.G11]" table:style-name="ce4">
            <text:p>508.58</text:p>
          </table:table-cell>
          <table:table-cell office:value-type="float" office:value="103.41666666666666" table:formula="of:=([.$B$15]*[.F11])+[.G11]" table:style-name="ce4">
            <text:p>103.42</text:p>
          </table:table-cell>
          <table:table-cell office:value-type="float" office:value="405.16666666666674" table:formula="of:=ABS([.J11]-[.I11])" table:style-name="ce7">
            <text:p>405.2</text:p>
          </table:table-cell>
          <table:table-cell office:value-type="float" office:value="-1" table:formula="of:=SIGN([.F11])" table:style-name="ce5">
            <text:p>-1</text:p>
          </table:table-cell>
          <table:table-cell office:value-type="string" table:style-name="ce1">
            <text:p>Left front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421" table:style-name="ce1">
            <text:p>421</text:p>
          </table:table-cell>
          <table:table-cell office:value-type="float" office:value="192" table:style-name="ce1">
            <text:p>192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-2.5444444444444443" table:formula="of:=([.C12]-[.B12])/([.E12]-[.D12])" table:style-name="ce4">
            <text:p>-2.54</text:p>
          </table:table-cell>
          <table:table-cell office:value-type="float" office:value="306" table:style-name="ce5">
            <text:p>306</text:p>
          </table:table-cell>
          <table:table-cell office:value-type="float" office:value="45.196506550218345" table:formula="of:=([.G12]-[.B12])/[.F12]+[.D12]" table:style-name="ce6">
            <text:p>45.20</text:p>
          </table:table-cell>
          <table:table-cell office:value-type="float" office:value="515.91666666666663" table:formula="of:=(-[.$B$15]*[.F12])+[.G12]" table:style-name="ce4">
            <text:p>515.92</text:p>
          </table:table-cell>
          <table:table-cell office:value-type="float" office:value="96.083333333333343" table:formula="of:=([.$B$15]*[.F12])+[.G12]" table:style-name="ce4">
            <text:p>96.08</text:p>
          </table:table-cell>
          <table:table-cell office:value-type="float" office:value="419.83333333333326" table:formula="of:=ABS([.J12]-[.I12])" table:style-name="ce7">
            <text:p>419.8</text:p>
          </table:table-cell>
          <table:table-cell office:value-type="float" office:value="-1" table:formula="of:=SIGN([.F12])" table:style-name="ce5">
            <text:p>-1</text:p>
          </table:table-cell>
          <table:table-cell office:value-type="string" table:style-name="ce1">
            <text:p>Left front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00" table:style-name="ce1">
            <text:p>200</text:p>
          </table:table-cell>
          <table:table-cell office:value-type="float" office:value="299" table:style-name="ce1">
            <text:p>299</text:p>
          </table:table-cell>
          <table:table-cell office:value-type="float" office:value="-45" table:style-name="ce1">
            <text:p>-45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formula="of:=([.C13]-[.B13])/([.E13]-[.D13])" table:style-name="ce4">
            <text:p>2.20</text:p>
          </table:table-cell>
          <table:table-cell office:value-type="float" office:value="306" table:style-name="ce5">
            <text:p>306</text:p>
          </table:table-cell>
          <table:table-cell office:value-type="float" office:value="3.1818181818181799" table:formula="of:=([.G13]-[.B13])/[.F13]+[.D13]" table:style-name="ce6">
            <text:p>3.18</text:p>
          </table:table-cell>
          <table:table-cell office:value-type="float" office:value="124.49999999999997" table:formula="of:=(-[.$B$15]*[.F13])+[.G13]" table:style-name="ce4">
            <text:p>124.50</text:p>
          </table:table-cell>
          <table:table-cell office:value-type="float" office:value="487.5" table:formula="of:=([.$B$15]*[.F13])+[.G13]" table:style-name="ce4">
            <text:p>487.50</text:p>
          </table:table-cell>
          <table:table-cell office:value-type="float" office:value="363" table:formula="of:=ABS([.J13]-[.I13])" table:style-name="ce7">
            <text:p>363.0</text:p>
          </table:table-cell>
          <table:table-cell office:value-type="float" office:value="1" table:formula="of:=SIGN([.F13])" table:style-name="ce5">
            <text:p>1</text:p>
          </table:table-cell>
          <table:table-cell office:value-type="string" table:style-name="ce1">
            <text:p>Left front hip</text:p>
          </table:table-cell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9">
            <text:p>Max Permissible Servo Angle, deg</text:p>
          </table:table-cell>
          <table:table-cell office:value-type="float" office:value="82.5" table:style-name="ce8">
            <text:p>82.5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6" table:style-name="ce2"/>
          <table:table-cell table:number-columns-repeated="2" table:style-name="ce3"/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1"/>
        </table:table-row>
        <table:table-row table:number-rows-repeated="7" table:style-name="ro2">
          <table:table-cell table:number-columns-repeated="5" table:style-name="ce1"/>
          <table:table-cell table:style-name="ce4"/>
          <table:table-cell table:style-name="ce5"/>
          <table:table-cell table:style-name="ce6"/>
          <table:table-cell table:number-columns-repeated="2" table:style-name="ce4"/>
          <table:table-cell table:style-name="ce7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5" table:style-name="ce1"/>
          <table:table-cell table:style-name="ce4"/>
          <table:table-cell table:style-name="ce5"/>
          <table:table-cell table:style-name="ce6"/>
          <table:table-cell table:number-columns-repeated="2" table:style-name="ce4"/>
          <table:table-cell table:style-name="ce7"/>
          <table:table-cell table:style-name="ce8"/>
          <table:table-cell table:number-columns-repeated="16372" table:style-name="ce1"/>
        </table:table-row>
        <table:table-row table:number-rows-repeated="4" table:style-name="ro2">
          <table:table-cell table:number-columns-repeated="5" table:style-name="ce1"/>
          <table:table-cell table:style-name="ce4"/>
          <table:table-cell table:style-name="ce5"/>
          <table:table-cell table:style-name="ce6"/>
          <table:table-cell table:number-columns-repeated="2" table:style-name="ce4"/>
          <table:table-cell table:style-name="ce7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9"/>
          <table:table-cell table:style-name="ce8"/>
          <table:table-cell table:number-columns-repeated="16382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1" number:min-integer-digits="1"/>
    </number:number-style>
    <number:currency-style style:name="N4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9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dc:creator>xujing</dc:creator>
    <meta:creation-date>2020-07-06T22:20:11Z</meta:creation-date>
    <dc:date>2022-12-03T18:07:14Z</dc:date>
    <meta:editing-cycles>4</meta:editing-cycles>
    <meta:editing-duration>PT1271S</meta:editing-duration>
  </office:meta>
</office:document-meta>
</file>